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1.2" table:style-name="ce5">
            <text:p>1.2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0.3" table:style-name="ce4">
            <text:p>0.3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office:value-type="float" office:value="5.5" table:style-name="ce4">
            <text:p>5.5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0.2" table:style-name="ce4">
            <text:p>0.2</text:p>
          </table:table-cell>
          <table:table-cell office:value-type="float" office:value="202" table:style-name="ce4">
            <text:p>202</text:p>
          </table:table-cell>
          <table:table-cell office:value-type="float" office:value="34" table:style-name="ce4">
            <text:p>34</text:p>
          </table:table-cell>
          <table:table-cell office:value-type="float" office:value="16" table:style-name="ce4">
            <text:p>16</text:p>
          </table:table-cell>
          <table:table-cell office:value-type="float" office:value="74" table:style-name="ce4">
            <text:p>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n</meta:initial-creator>
    <dc:creator>LENOVO</dc:creator>
    <meta:creation-date>2020-11-22T17:04:44Z</meta:creation-date>
    <dc:date>2020-12-03T13:13:49Z</dc:date>
  </office:meta>
</office:document-meta>
</file>